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15.00%" fo:text-align="lef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 fo:margin-bottom="10.00pt"/>
    </style:style>
    <style:style style:name="P28" style:family="paragraph">
      <style:paragraph-properties fo:line-height="115.00%" fo:text-align="left" fo:margin-bottom="1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00.00%" fo:text-align="left" fo:margin-bottom="10.00pt"/>
    </style:style>
    <style:style style:name="P32" style:family="paragraph">
      <style:paragraph-properties fo:line-height="115.00%" fo:text-align="left" fo:margin-bottom="10.00pt"/>
    </style:style>
    <text:list-style style:name="L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00.00%" fo:text-align="left" fo:margin-bottom="10.00pt"/>
    </style:style>
    <style:style style:name="P3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amunda Exercise</text:span><text:span text:style-name="T2"/></text:p>
      <text:p text:style-name="P2"><text:span text:style-name="T3"/></text:p>
      <text:p text:style-name="P2"><text:span text:style-name="T3">Exercise : 1</text:span><text:span text:style-name="T4"/></text:p>
      <text:p text:style-name="P2"><text:span text:style-name="T5"/></text:p>
      <text:p text:style-name="P2"><text:span text:style-name="T6">1.) WhatsApp Message Sending Process:</text:span></text:p>
      <text:p text:style-name="P2"><text:span text:style-name="T6">a) You start by deciding to send a message.</text:span></text:p>
      <text:p text:style-name="P2"><text:span text:style-name="T6">b) You compose your message.</text:span></text:p>
      <text:p text:style-name="P2"><text:span text:style-name="T6">c) When you hit 'Send', your phone tries to deliver the message.</text:span></text:p>
      <text:p text:style-name="P2"><text:span text:style-name="T6">d) If the message sends successfully, great - you're done!</text:span></text:p>
      <text:p text:style-name="P2"><text:span text:style-name="T6">e) If the message fails to send (maybe because you don't have an internet connection), you're informed about the failure and can choose to try again.</text:span></text:p>
      <text:p text:style-name="P2"><text:span text:style-name="T6"/></text:p>
      <text:list text:style-name="L3">
        <text:list-item>
          <text:p text:style-name="P3"><text:span text:style-name="T7">Input Diagram</text:span><text:span text:style-name="T8"/></text:p>
        </text:list-item>
      </text:list>
      <text:p text:style-name="P4"><text:span text:style-name="T9"/></text:p>
      <text:p text:style-name="P5"><draw:frame text:anchor-type="as-char" svg:width="178.06mm" svg:height="79.64mm" style:rel-width="scale" style:rel-height="scale"><draw:object-ole xlink:href="OleObj1"/><draw:image xlink:href="ObjectReplacements/OleObj1"/></draw:frame><text:span text:style-name="T9"/></text:p>
      <text:p text:style-name="P6"><text:span text:style-name="T10"/></text:p>
      <text:p text:style-name="P6"><text:span text:style-name="T10"/></text:p>
      <text:p text:style-name="P6"><text:span text:style-name="T11">URL Link:</text:span><text:span text:style-name="T12"/></text:p>
      <text:p text:style-name="P6"><text:a xlink:href="https://modeler.cloud.camunda.io/share/41343d51-c833-42dc-93ad-477da9ac503b"><text:span text:style-name="T13">https://modeler.cloud.camunda.io/share/41343d51-c833-42dc-93ad-477da9ac503b</text:span></text:a><text:span text:style-name="T14"/></text:p>
      <text:p text:style-name="P6"><text:span text:style-name="T15"/></text:p>
      <text:p text:style-name="P6"><text:span text:style-name="T16">Output:</text:span><text:span text:style-name="T17"/></text:p>
      <text:list text:style-name="L7">
        <text:list-item>
          <text:p text:style-name="P7"><text:span text:style-name="T18">True Candition Output</text:span><text:span text:style-name="T19"/></text:p>
        </text:list-item>
      </text:list>
      <text:p text:style-name="P8"><text:span text:style-name="T19"/></text:p>
      <text:p text:style-name="P9"><draw:frame text:anchor-type="as-char" svg:width="152.40mm" svg:height="85.73mm" style:rel-width="scale" style:rel-height="scale"><draw:object-ole xlink:href="OleObj2"/><draw:image xlink:href="ObjectReplacements/OleObj2"/></draw:frame><text:span text:style-name="T20"/></text:p>
      <text:p text:style-name="P10"><text:span text:style-name="T20"/></text:p>
      <text:list text:style-name="L11">
        <text:list-item>
          <text:p text:style-name="P11"><text:span text:style-name="T21">False Candition Output:</text:span><text:span text:style-name="T22"/></text:p>
        </text:list-item>
      </text:list>
      <text:p text:style-name="P12"><text:span text:style-name="T22"/></text:p>
      <text:p text:style-name="P13"><draw:frame text:anchor-type="as-char" svg:width="152.40mm" svg:height="85.73mm" style:rel-width="scale" style:rel-height="scale"><draw:object-ole xlink:href="OleObj3"/><draw:image xlink:href="ObjectReplacements/OleObj3"/></draw:frame><text:span text:style-name="T23"/></text:p>
      <text:p text:style-name="P14"><text:span text:style-name="T24"/></text:p>
      <text:p text:style-name="P14"><text:span text:style-name="T24"/></text:p>
      <text:p text:style-name="P14"><text:span text:style-name="T24">Exercise : 2</text:span><text:span text:style-name="T25"/></text:p>
      <text:p text:style-name="P14"><text:span text:style-name="T26">2.) Facebook Post Creation Process:</text:span></text:p>
      <text:p text:style-name="P14"><text:span text:style-name="T26">a) The process begins when you decide to create a Facebook post.</text:span></text:p>
      <text:p text:style-name="P14"><text:span text:style-name="T26">b) You write your post and hit 'Post'.</text:span></text:p>
      <text:p text:style-name="P14"><text:span text:style-name="T26">c) Facebook then checks whether your post is in line with their rules (they call these 'community standards').</text:span></text:p>
      <text:p text:style-name="P14"><text:span text:style-name="T26">d) If your post doesn't meet these standards, you get a message telling you so, and you can't post it.</text:span></text:p>
      <text:p text:style-name="P14"><text:span text:style-name="T26">e) If your post does meet the standards, it gets posted on your timeline for your friends to see.</text:span></text:p>
      <text:p text:style-name="P14"><text:span text:style-name="T26"/></text:p>
      <text:list text:style-name="L15">
        <text:list-item>
          <text:p text:style-name="P15"><text:span text:style-name="T27">Input Diagram:</text:span><text:span text:style-name="T28"/></text:p>
        </text:list-item>
      </text:list>
      <text:p text:style-name="P16"><draw:frame text:anchor-type="as-char" svg:width="172.51mm" svg:height="56.89mm" style:rel-width="scale" style:rel-height="scale"><draw:object-ole xlink:href="OleObj4"/><draw:image xlink:href="ObjectReplacements/OleObj4"/></draw:frame><text:span text:style-name="T28"/></text:p>
      <text:p text:style-name="P16"><text:span text:style-name="T28"/></text:p>
      <text:p text:style-name="P16"><text:span text:style-name="T29">URL Link:</text:span></text:p>
      <text:p text:style-name="P16"><text:a xlink:href="https://modeler.cloud.camunda.io/share/46c0ee17-3172-4d68-839d-5a431fc89faf"><text:span text:style-name="T30">https://modeler.cloud.camunda.io/share/46c0ee17-3172-4d68-839d-5a431fc89faf</text:span></text:a><text:span text:style-name="T31"/></text:p>
      <text:p text:style-name="P16"><text:span text:style-name="T32"/></text:p>
      <text:p text:style-name="P16"><text:span text:style-name="T32"/></text:p>
      <text:list text:style-name="L17">
        <text:list-item>
          <text:p text:style-name="P17"><text:span text:style-name="T33">True Candition Output:</text:span><text:span text:style-name="T34"/></text:p>
        </text:list-item>
      </text:list>
      <text:p text:style-name="P18"><text:span text:style-name="T34"/></text:p>
      <text:p text:style-name="P18"><draw:frame text:anchor-type="as-char" svg:width="152.40mm" svg:height="85.73mm" style:rel-width="scale" style:rel-height="scale"><draw:object-ole xlink:href="OleObj5"/><draw:image xlink:href="ObjectReplacements/OleObj5"/></draw:frame><text:span text:style-name="T35"/></text:p>
      <text:p text:style-name="P18"><text:span text:style-name="T36"/></text:p>
      <text:p text:style-name="P19"><text:span text:style-name="T37">False Candition Output:</text:span></text:p>
      <text:p text:style-name="P19"><text:span text:style-name="T37"/></text:p>
      <text:p text:style-name="P20"><draw:frame text:anchor-type="as-char" svg:width="152.40mm" svg:height="85.73mm" style:rel-width="scale" style:rel-height="scale"><draw:object-ole xlink:href="OleObj6"/><draw:image xlink:href="ObjectReplacements/OleObj6"/></draw:frame><text:span text:style-name="T37"/></text:p>
      <text:p text:style-name="P21"><text:span text:style-name="T38"/></text:p>
      <text:p text:style-name="P21"><text:span text:style-name="T39"/></text:p>
      <text:p text:style-name="P21"><text:span text:style-name="T39">Exercise : 3</text:span><text:span text:style-name="T40"/></text:p>
      <text:p text:style-name="P21"><text:span text:style-name="T40">3.) Gmail Email Sending Process:</text:span></text:p>
      <text:list text:style-name="L22">
        <text:list-item>
          <text:p text:style-name="P22"><text:span text:style-name="T40">You decide to send an email, so you compose it.</text:span></text:p>
        </text:list-item>
        <text:list-item>
          <text:p text:style-name="P22"><text:span text:style-name="T40">You hit 'Send'.</text:span></text:p>
        </text:list-item>
        <text:list-item>
          <text:p text:style-name="P22"><text:span text:style-name="T40">If your email sends successfully, you're all done.</text:span></text:p>
        </text:list-item>
        <text:list-item>
          <text:p text:style-name="P22"><text:span text:style-name="T40">If it fails to send (maybe because you're not connected to the internet), you'll be informed and can choose to try sending it again or save it as a draft to send later.</text:span></text:p>
        </text:list-item>
      </text:list>
      <text:p text:style-name="P23"><text:span text:style-name="T40"><text:s/></text:span></text:p>
      <text:list text:style-name="L24">
        <text:list-item>
          <text:p text:style-name="P24"><text:span text:style-name="T41">Input Diagram:</text:span><text:span text:style-name="T42"/></text:p>
        </text:list-item>
      </text:list>
      <text:p text:style-name="P25"><draw:frame text:anchor-type="as-char" svg:width="168.28mm" svg:height="97.63mm" style:rel-width="scale" style:rel-height="scale"><draw:object-ole xlink:href="OleObj7"/><draw:image xlink:href="ObjectReplacements/OleObj7"/></draw:frame><text:span text:style-name="T43"/></text:p>
      <text:p text:style-name="P26"><text:span text:style-name="T44"/></text:p>
      <text:p text:style-name="P27"><text:span text:style-name="T45">URL Link:</text:span></text:p>
      <text:p text:style-name="P28"><text:a xlink:href="https://modeler.cloud.camunda.io/share/006dd070-3497-421d-88ca-f00eab30060f"><text:span text:style-name="T46">https://modeler.cloud.camunda.io/share/006dd070-3497-421d-88ca-f00eab30060f</text:span></text:a><text:span text:style-name="T47"/></text:p>
      <text:p text:style-name="P28"><text:span text:style-name="T47"/></text:p>
      <text:list text:style-name="L29">
        <text:list-item>
          <text:p text:style-name="P29"><text:span text:style-name="T48">True Candition Output:</text:span><text:span text:style-name="T49"/></text:p>
        </text:list-item>
      </text:list>
      <text:p text:style-name="P30"><text:span text:style-name="T49"/></text:p>
      <text:p text:style-name="P31"><draw:frame text:anchor-type="as-char" svg:width="152.40mm" svg:height="85.73mm" style:rel-width="scale" style:rel-height="scale"><draw:object-ole xlink:href="OleObj8"/><draw:image xlink:href="ObjectReplacements/OleObj8"/></draw:frame><text:span text:style-name="T49"/></text:p>
      <text:p text:style-name="P32"><text:span text:style-name="T49"/></text:p>
      <text:list text:style-name="L33">
        <text:list-item>
          <text:p text:style-name="P33"><text:span text:style-name="T50">False Candition Output:</text:span><text:span text:style-name="T51"/></text:p>
        </text:list-item>
      </text:list>
      <text:p text:style-name="P34"><draw:frame text:anchor-type="as-char" svg:width="152.40mm" svg:height="85.73mm" style:rel-width="scale" style:rel-height="scale"><draw:object-ole xlink:href="OleObj9"/><draw:image xlink:href="ObjectReplacements/OleObj9"/></draw:frame><text:span text:style-name="T52"/></text:p>
      <text:p text:style-name="P35"><text:span text:style-name="T53"/></text:p>
      <text:p text:style-name="P35"><text:span text:style-name="T53"/></text:p>
      <text:p text:style-name="P35"><text:span text:style-name="T53"/></text:p>
      <text:p text:style-name="P35"><text:span text:style-name="T53"/></text:p>
      <text:p text:style-name="P35"><text:span text:style-name="T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